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064375cm" style:use-optimal-column-width="true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6.80104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office:value-type="string" table:style-name="ce2">
            <text:p>IMAGE LINK</text:p>
          </table:table-cell>
          <table:table-cell office:value-type="string" table:style-name="ce3">
            <text:p>Checked?</text:p>
          </table:table-cell>
          <table:table-cell office:value-type="string" table:style-name="ce3">
            <text:p>Corrected?</text:p>
          </table:table-cell>
          <table:table-cell office:value-type="string" table:style-name="ce3">
            <text:p>Notes: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5thEpisod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ActionMachin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dreni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gath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irstrikeMark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ienvsPredator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liedMarin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ternateandGibDeath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mmoSatch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6">
            <text:p>Amulets&amp;Armo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achrono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nkhofLif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ostas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prenticeofDSpari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balestotAncie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chonofH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morS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xFatalis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SMDShock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ugmentedArachnotr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by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kersLegacy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phometsEy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eyes -&gt; baphometseyes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achUmbrell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rename from Umbrell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headedKamikaz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io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ackandGreen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1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Gho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lust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yCh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koftheDe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tsoftheNorth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cersofForc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onze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P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llet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Doo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Hexe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tcher(Gu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olanter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i(sli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Vol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ll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ramicPotter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ndelier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Beta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eshire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ick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ind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aymoreM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ockTowerB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lou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mputerMach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reTentac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unterstrik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wSkul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imsonBan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usadersOfMight&amp;Magic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ultoftheSerpentSta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yClon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Skelet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ikatana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mageandLowHealthEffec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is a jpg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rkBas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rkForc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BIGFONTPl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ad/Swamp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adCorv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constructIndustrial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Dro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PowerDow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scentI&amp;II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vastato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ation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lWor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oge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isciple(withmele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25SS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3BloodDeca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3Keycar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exture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Potpourri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RPGGhou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SmallfontSqua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TerrainSplas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TexturesforDoomI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ubleBladedChainsa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rDoctor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alBarrelLaser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3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Atomic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sk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goSmas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mb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meraldAmul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emyDoll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forc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hanced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lightening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lightening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rratic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ternalDoomResourc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plosionsnStu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plosiveSuper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at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nalDoom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BLU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Doo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Hexe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Strif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Serpe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stsofFur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ar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Feast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Pilla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Spaw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oorandCeilingLanter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yKi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o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odBarr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cefieldLaserbea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erScientistsPack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untainofRejuvena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eze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ostFa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usionArachno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rden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rgoyleWi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tlingLas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hostbustersDoom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lassTechPilla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oldenFleeceSheep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othic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Gray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Grenade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desElement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lfCutSoldi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lf-Lif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ndoftheWraith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dlessZombieScienti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CarbineZombie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Chain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MetalFAKKII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llBas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reticII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xen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xenTree&amp;Leaf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 Probably needs changing at source ad has ampersand…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conoftheRav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Condens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Shadow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Te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Upp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UpperBol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KPack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mpalerCrossb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mprovedDBigFont+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nPursuitofGree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onspra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ronCrossb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WadBrightmap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Juggernau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arasawa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ingpi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nif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boratoryGlas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meduk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rgeBloodContain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serArena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va&amp;MudGole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vab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vaFl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egendoftheSevenPaladi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ghtColumnVari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mestoneCaveForm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quidFountai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ordofHeres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ycanthrop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60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chin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chinegunZombie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eslayer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icalDro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icSpark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netSa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lic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pDevelopment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bleColum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ineCorps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ineSupply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 MarineStuff.pn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rs3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skofTerro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xPayn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dieval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mentwo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mentwo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ecrafti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i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iplicit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onsterHe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ortise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ysteriesotSith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bor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borgCommando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ecrodomeBarr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ecrodomeRock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ightmareAnimation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ightmar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MNCorpVol1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MNCorpVol2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ir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ughtPointFou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uclearMissile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gro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ilBarre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utlaw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lmtrees(burntstumps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lm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tchedUp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entacleofProjec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ipeBomb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Beam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Repeat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tionofFireResistanc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tion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werslav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werUpRingSpaw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SXFireSki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syre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ump-Action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d-Shotgun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2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Chain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iver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adi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ainSimp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coloredDoom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dneckRampag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turnToCastleWolfenstein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volver(PS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ngofRegenera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ngoftheOw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otNerveGas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seoftheTriad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Pi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ZombieI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merosDoomDumpGo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ailorScout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awedO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epterofSou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amsScreamsScrea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ollofHellfi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awe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ekerBazook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dowCaster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dowWarrio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rkwithLas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ell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irtlessBeheadedMarin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de-By-Side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lve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mplyUnre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ngleBarrel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nisterMachin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kullCand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mallBloodContain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malltrees&amp;bus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M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ldierOfFortun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lidSnake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lidSnake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ulSpaw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rkleSpaw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rk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S-1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ellBind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inedGlassWindow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lagmitesandStalactit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rTrekEliteForce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tusRepor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atusReport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eam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rifeBloodyColum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rongholdPowerP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perShiel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uperShotgun(KDiZD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SystemShock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SystemShock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alismanoftheDepth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chGizmo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eveeGol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kWa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eleportSmokeSpawner.png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eslaCann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heCircl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hunderFX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hunderPort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oil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meoftheForsak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meoftheUnhol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oMuchBrow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rchVari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lightvariations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ormentstein3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TorturedBar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berMini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ndeadKnight(dualax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nderwaterBubbl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ndying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nmak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nmaker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sefulDoomEdi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UDET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sefulFlat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TNTPyro-Cann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Uz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VariousDoomKey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all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andofEmb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arlordofH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inchesterYellowbo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in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itchave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olfensteinGo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WolfHow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OUND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raith(D3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XtraLit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YellowLamp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OK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Doom201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ZDoom2012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ZDoom2012Upp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ZombieHench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Zombieman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ZombiePlasmaScienti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number-rows-repeated="1048225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lternate/GibDeath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a/Anachrono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SMDShock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uto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kersLegac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phometsEy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Gho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yChai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RP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utcher(Gu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asm-TheRift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ic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laymoreMin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arkBas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ead/Swamp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n JSON o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d/Doom25SS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Ligh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Potpourri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TexturesforDoom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ualBarrelLas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e/EternalDoomResourc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Doom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Hexe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stsofFur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atling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ra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avy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T heavy machinegun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h/HellBas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xenTree&amp;Leaf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i/IDTe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m/MagicSpark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lic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xPayne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ysteriesotSith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Animation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lav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tim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UpRing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XFireSki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yr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ump-Action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d-Shotgun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2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iver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di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inSimp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coloredDoom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turnToCastleWolfenstein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volver(PS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ngofRegenera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otNerveGasLaunch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seoftheTriad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Pi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Zombie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merosDoomDumpGo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eamsScreamsScream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ollofHellfi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eawee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dowWarrio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rkwith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hellKi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irtlessBeheadedMarin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ilve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kullCand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BloodContain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trees&amp;bus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lidSnake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ul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le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qui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tainedGlassWindow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lagmitesandStalactit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TrekEliteForce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vingRa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rongholdPowerPa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upplyBo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ystemShock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ekWa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a xlink:href="https://github.com/smeghammer/r_mirror/raw/master/t/TeleportSmokeSpawner.zip">https://github.com/smeghammer/r_mirror/raw/master/t/TeleportSmokeSpawner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hunderF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meoftheForsa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oMuchBrow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ch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mentstein3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rashCa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ACSnip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ndeadKnight(dualaxe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dying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maker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<text:a xlink:href="https://github.com/smeghammer/r_mirror/raw/master/u/UsefulDoomEdits.zip">https://github.com/smeghammer/r_mirror/raw/master/u/UsefulDoomEdits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u/UsefulFlat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TNTPyro-Cann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v/VariousDoomKey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ll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ndofEmb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rlordofHe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itchav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x/XtraLite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Doom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ombiePlasmaScienti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16383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Sheet1.A8:Sheet1.A351">
          <table:sort>
            <table:sort-by table:field-number="0"/>
          </table:sort>
        </table:database-range>
        <table:database-range table:target-range-address="Sheet2.A1:Sheet2.D1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ilas Jewitt</meta:initial-creator>
    <dc:creator>Silas Jewitt</dc:creator>
    <meta:creation-date>2021-06-19T19:53:15Z</meta:creation-date>
    <dc:date>2021-07-01T09:50:50Z</dc:date>
    <meta:editing-duration>PT0S</meta:editing-duration>
  </office:meta>
</office:document-meta>
</file>